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0066" draw:fill="solid" draw:fill-color="#00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1.211cm"/>
    </style:style>
    <style:style style:name="gr4" style:family="graphic" style:parent-style-name="standard">
      <style:graphic-properties draw:fill="solid" draw:fill-color="#33a3a3" draw:textarea-vertical-align="middle"/>
    </style:style>
    <style:style style:name="gr5" style:family="graphic" style:parent-style-name="standard">
      <style:graphic-properties svg:stroke-color="#000000" draw:marker-start="Arrowheads_20_1" draw:marker-end="Arrowheads_20_1" draw:textarea-vertical-align="middle"/>
    </style:style>
    <style:style style:name="gr6" style:family="graphic" style:parent-style-name="standard">
      <style:graphic-properties svg:stroke-color="#000000" draw:marker-start="" draw:marker-end="Arrowheads_20_1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family="Courier" style:font-family-generic="modern" style:font-pitch="fixe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223cm" svg:height="2.286cm" svg:x="13.095cm" svg:y="2.778cm">
          <text:p/>
        </draw:rect>
        <draw:rect draw:style-name="gr2" draw:text-style-name="P1" draw:layer="layout" svg:width="8.121cm" svg:height="6.799cm" svg:x="1.36cm" svg:y="3.091cm">
          <text:p/>
        </draw:rect>
        <draw:frame draw:style-name="gr3" draw:layer="layout" svg:width="2.301cm" svg:height="1.216cm" svg:x="1.254cm" svg:y="2.27cm">
          <draw:text-box>
            <text:p>REPO</text:p>
          </draw:text-box>
        </draw:frame>
        <draw:rect draw:style-name="gr4" draw:text-style-name="P1" draw:layer="layout" svg:width="7.461cm" svg:height="1.322cm" svg:x="1.737cm" svg:y="3.752cm">
          <text:p text:style-name="P1">Branch1</text:p>
        </draw:rect>
        <draw:rect draw:style-name="gr4" draw:text-style-name="P1" draw:layer="layout" svg:width="7.461cm" svg:height="1.322cm" svg:x="1.737cm" svg:y="5.377cm">
          <text:p text:style-name="P1">Branch2</text:p>
        </draw:rect>
        <draw:rect draw:style-name="gr4" draw:text-style-name="P1" draw:layer="layout" svg:width="7.461cm" svg:height="1.322cm" svg:x="1.737cm" svg:y="7.023cm">
          <text:p text:style-name="P1">Branch3</text:p>
        </draw:rect>
        <draw:connector draw:style-name="gr5" draw:text-style-name="P1" xml:id="id1" draw:id="id1" draw:layer="layout" svg:x1="13.781cm" svg:y1="4.126cm" svg:x2="16.235cm" svg:y2="4.126cm" svg:d="m13781 4126h2454">
          <text:p/>
        </draw:connector>
        <draw:connector draw:style-name="gr6" draw:text-style-name="P1" draw:layer="layout" svg:x1="16.235cm" svg:y1="4.126cm" svg:x2="18.611cm" svg:y2="4.126cm" draw:start-shape="id1" draw:start-glue-point="3" svg:d="m16235 4126h2376">
          <text:p/>
        </draw:connector>
        <draw:frame draw:style-name="gr7" draw:layer="layout" svg:width="1.315cm" svg:height="0.962cm" svg:x="13.476cm" svg:y="2.905cm">
          <draw:text-box>
            <text:p>C1</text:p>
          </draw:text-box>
        </draw:frame>
        <draw:frame draw:style-name="gr7" draw:layer="layout" svg:width="1.315cm" svg:height="0.962cm" svg:x="15.635cm" svg:y="2.832cm">
          <draw:text-box>
            <text:p>C2</text:p>
          </draw:text-box>
        </draw:frame>
        <draw:frame draw:style-name="gr7" draw:layer="layout" svg:width="1.315cm" svg:height="0.962cm" svg:x="17.876cm" svg:y="2.832cm">
          <draw:text-box>
            <text:p>C3</text:p>
          </draw:text-box>
        </draw:frame>
        <draw:line draw:style-name="gr8" draw:text-style-name="P2" draw:layer="layout" svg:x1="8.62cm" svg:y1="4.302cm" svg:x2="12.811cm" svg:y2="4.302cm">
          <text:p text:style-name="P1"><text:span text:style-name="T1">contains</text:span></text:p>
          <text:p text:style-name="P1"><text:span text:style-name="T1"/></text:p>
        </draw:line>
        <draw:frame draw:style-name="gr7" draw:layer="layout" svg:width="2.868cm" svg:height="0.962cm" svg:x="13.095cm" svg:y="1.889cm">
          <draw:text-box>
            <text:p text:style-name="P1">Branch1</text:p>
          </draw:text-box>
        </draw:frame>
        <draw:line draw:style-name="gr9" draw:text-style-name="P1" draw:layer="layout" svg:x1="15.224cm" svg:y1="5.191cm" svg:x2="10.906cm" svg:y2="12.557cm">
          <text:p/>
        </draw:line>
        <draw:frame draw:style-name="gr7" draw:text-style-name="P3" draw:layer="layout" svg:width="8.122cm" svg:height="0.886cm" svg:x="12.176cm" svg:y="10.401cm">
          <draw:text-box>
            <text:p text:style-name="P3"><text:span text:style-name="T2">git checkout branch1</text:span></text:p>
          </draw:text-box>
        </draw:frame>
        <draw:frame draw:style-name="gr7" draw:layer="layout" svg:width="5.582cm" svg:height="0.962cm" svg:x="8.118cm" svg:y="12.811cm">
          <draw:text-box>
            <text:p>WORKING COP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lena Deckelmann</meta:initial-creator>
    <meta:creation-date>2014-03-05T16:15:16</meta:creation-date>
    <dc:date>2014-03-05T16:22:56</dc:date>
    <dc:creator>Selena Deckelmann</dc:creator>
    <meta:editing-duration>PT7M41S</meta:editing-duration>
    <meta:editing-cycles>1</meta:editing-cycles>
    <meta:document-statistic meta:object-count="16"/>
    <meta:generator>OpenOffice/4.0.1$Unix OpenOffice.org_project/401m5$Build-9714</meta:generator>
  </office:meta>
</office:document-meta>
</file>